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4b31d"/>
    </style:style>
    <style:style style:name="P2" style:family="paragraph" style:parent-style-name="Footer">
      <style:text-properties officeooo:paragraph-rsid="0014b31d"/>
    </style:style>
    <style:style style:name="P3" style:family="paragraph" style:parent-style-name="Quotations">
      <style:text-properties officeooo:paragraph-rsid="00261ee1"/>
    </style:style>
    <style:style style:name="P4" style:family="paragraph" style:parent-style-name="Quotations">
      <style:text-properties fo:font-style="italic" officeooo:rsid="00261ee1" officeooo:paragraph-rsid="00261ee1" style:font-style-asian="italic" style:font-style-complex="italic"/>
    </style:style>
    <style:style style:name="P5" style:family="paragraph" style:parent-style-name="Text_20_body">
      <style:text-properties fo:font-weight="bold" officeooo:rsid="00237115" officeooo:paragraph-rsid="00237115" style:font-weight-asian="bold" style:font-weight-complex="bold"/>
    </style:style>
    <style:style style:name="P6" style:family="paragraph" style:parent-style-name="Title">
      <style:text-properties style:font-name="Liberation Sans" fo:font-size="28pt" fo:font-weight="bold" officeooo:rsid="0022126f" officeooo:paragraph-rsid="0022126f" style:font-name-asian="Noto Sans CJK SC" style:font-size-asian="28pt" style:font-weight-asian="bold" style:font-name-complex="FreeSans" style:font-size-complex="28pt" style:font-weight-complex="bold"/>
    </style:style>
    <style:style style:name="P7" style:family="paragraph" style:parent-style-name="Heading_20_1">
      <style:text-properties officeooo:rsid="00237115" officeooo:paragraph-rsid="00237115"/>
    </style:style>
    <style:style style:name="P8" style:family="paragraph" style:parent-style-name="Heading_20_2">
      <style:text-properties officeooo:rsid="00237115" officeooo:paragraph-rsid="00237115"/>
    </style:style>
    <style:style style:name="P9" style:family="paragraph" style:parent-style-name="Text_20_body" style:list-style-name="L1">
      <style:text-properties officeooo:rsid="00237115" officeooo:paragraph-rsid="00237115"/>
    </style:style>
    <style:style style:name="P10" style:family="paragraph" style:parent-style-name="Text_20_body">
      <style:text-properties officeooo:rsid="00237115" officeooo:paragraph-rsid="00237115"/>
    </style:style>
    <style:style style:name="P11" style:family="paragraph" style:parent-style-name="Text_20_body">
      <style:text-properties fo:font-weight="normal" officeooo:rsid="00237115" officeooo:paragraph-rsid="00237115" style:font-weight-asian="normal" style:font-weight-complex="normal"/>
    </style:style>
    <style:style style:name="P12" style:family="paragraph" style:parent-style-name="Text_20_body" style:list-style-name="L3">
      <style:text-properties fo:font-weight="normal" officeooo:rsid="00237115" officeooo:paragraph-rsid="00237115" style:font-weight-asian="normal" style:font-weight-complex="normal"/>
    </style:style>
    <style:style style:name="P13" style:family="paragraph" style:parent-style-name="Text_20_body">
      <style:text-properties fo:font-weight="normal" officeooo:rsid="00249170" officeooo:paragraph-rsid="00249170" style:font-weight-asian="normal" style:font-weight-complex="normal"/>
    </style:style>
    <style:style style:name="P14" style:family="paragraph" style:parent-style-name="Text_20_body" style:list-style-name="L2">
      <style:text-properties fo:font-weight="bold" officeooo:rsid="00237115" officeooo:paragraph-rsid="00237115" style:font-weight-asian="bold" style:font-weight-complex="bold"/>
    </style:style>
    <style:style style:name="P15" style:family="paragraph" style:parent-style-name="Text_20_body" style:list-style-name="L3">
      <style:text-properties fo:font-weight="bold" officeooo:rsid="00237115" officeooo:paragraph-rsid="00237115" style:font-weight-asian="bold" style:font-weight-complex="bold"/>
    </style:style>
    <style:style style:name="P16" style:family="paragraph" style:parent-style-name="Text_20_body" style:list-style-name="L4">
      <style:text-properties fo:font-weight="bold" officeooo:rsid="00237115" officeooo:paragraph-rsid="00237115" style:font-weight-asian="bold" style:font-weight-complex="bold"/>
    </style:style>
    <style:style style:name="P17" style:family="paragraph" style:parent-style-name="Text_20_body" style:list-style-name="L5">
      <style:text-properties fo:font-weight="bold" officeooo:rsid="00249170" officeooo:paragraph-rsid="00249170" style:font-weight-asian="bold" style:font-weight-complex="bold"/>
    </style:style>
    <style:style style:name="P18" style:family="paragraph" style:parent-style-name="Text_20_body" style:list-style-name="L9">
      <style:text-properties fo:font-weight="bold" officeooo:rsid="00249170" officeooo:paragraph-rsid="00249170" style:font-weight-asian="bold" style:font-weight-complex="bold"/>
    </style:style>
    <style:style style:name="P19" style:family="paragraph" style:parent-style-name="Text_20_body" style:list-style-name="L5">
      <style:text-properties fo:font-style="normal" fo:font-weight="normal" officeooo:rsid="00249170" officeooo:paragraph-rsid="00249170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249170" officeooo:paragraph-rsid="00249170" style:font-style-asian="normal" style:font-weight-asian="normal" style:font-style-complex="normal" style:font-weight-complex="normal"/>
    </style:style>
    <style:style style:name="P21" style:family="paragraph" style:parent-style-name="Text_20_body" style:list-style-name="L6">
      <style:text-properties fo:font-style="normal" fo:font-weight="normal" officeooo:rsid="00249170" officeooo:paragraph-rsid="00249170" style:font-style-asian="normal" style:font-weight-asian="normal" style:font-style-complex="normal" style:font-weight-complex="normal"/>
    </style:style>
    <style:style style:name="P22" style:family="paragraph" style:parent-style-name="Text_20_body" style:list-style-name="L7">
      <style:text-properties fo:font-style="normal" fo:font-weight="normal" officeooo:rsid="00249170" officeooo:paragraph-rsid="00249170" style:font-style-asian="normal" style:font-weight-asian="normal" style:font-style-complex="normal" style:font-weight-complex="normal"/>
    </style:style>
    <style:style style:name="P23" style:family="paragraph" style:parent-style-name="Text_20_body" style:list-style-name="L8">
      <style:text-properties fo:font-style="normal" fo:font-weight="normal" officeooo:rsid="00249170" officeooo:paragraph-rsid="00249170" style:font-style-asian="normal" style:font-weight-asian="normal" style:font-style-complex="normal" style:font-weight-complex="normal"/>
    </style:style>
    <style:style style:name="P24" style:family="paragraph" style:parent-style-name="Text_20_body" style:list-style-name="L9">
      <style:text-properties fo:font-style="normal" fo:font-weight="normal" officeooo:rsid="00249170" officeooo:paragraph-rsid="00249170" style:font-style-asian="normal" style:font-weight-asian="normal" style:font-style-complex="normal" style:font-weight-complex="normal"/>
    </style:style>
    <style:style style:name="P25" style:family="paragraph" style:parent-style-name="Text_20_body" style:list-style-name="L8">
      <style:text-properties fo:font-style="normal" fo:font-weight="bold" officeooo:rsid="00249170" officeooo:paragraph-rsid="00249170" style:font-style-asian="normal" style:font-weight-asian="bold" style:font-style-complex="normal" style:font-weight-complex="bold"/>
    </style:style>
    <style:style style:name="T1" style:family="text">
      <style:text-properties officeooo:rsid="00171d27"/>
    </style:style>
    <style:style style:name="T2" style:family="text">
      <style:text-properties officeooo:rsid="0022126f"/>
    </style:style>
    <style:style style:name="T3" style:family="text">
      <style:text-properties officeooo:rsid="001bf87f"/>
    </style:style>
    <style:style style:name="T4" style:family="text">
      <style:text-properties officeooo:rsid="00185a41"/>
    </style:style>
    <style:style style:name="T5" style:family="text">
      <style:text-properties officeooo:rsid="001d3aa2"/>
    </style:style>
    <style:style style:name="T6" style:family="text">
      <style:text-properties officeooo:rsid="001c914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9170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61ee1" style:font-style-asian="normal" style:font-weight-asian="normal" style:font-style-complex="normal" style:font-weight-complex="normal"/>
    </style:style>
    <style:style style:name="T13" style:family="text">
      <style:text-properties officeooo:rsid="00261e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ive Q&amp;A 1 Transcript</text:p>
      <text:p text:style-name="P3"><text:span text:style-name="Citation"><text:span text:style-name="T13">[Odinaldo skipped through a number of slides this session, so there will be some gaps in the preliminaries.]</text:span></text:span></text:p>
      <text:p text:style-name="P10"><text:span text:style-name="T10">For future reference, make sure to be at the lecture on time. Ask questions on the PollEv.</text:span></text:p>
      <text:h text:style-name="P7" text:outline-level="1">Preliminaries</text:h>
      <text:h text:style-name="P8" text:outline-level="2">Contact info</text:h>
      <text:list xml:id="list3006397916" text:style-name="L1">
        <text:list-item>
          <text:p text:style-name="P9">Dr. Odinaldo Rodrigues (Pre-reading week)</text:p>
          <text:list>
            <text:list-item>
              <text:p text:style-name="P9">Room BH(N)7.08, Bush House, North Wing</text:p>
            </text:list-item>
            <text:list-item>
              <text:p text:style-name="P9"><text:a xlink:type="simple" xlink:href="mailto:odinaldo.rodrigues@kcl.ac.uk" text:style-name="Internet_20_link" text:visited-style-name="Visited_20_Internet_20_Link">odinaldo.rodrigues@kcl.ac.uk</text:a> </text:p>
            </text:list-item>
            <text:list-item>
              <text:p text:style-name="P9">Office number: +44 (0)20 7848 2087</text:p>
            </text:list-item>
          </text:list>
        </text:list-item>
        <text:list-item>
          <text:p text:style-name="P9">Dr. Enrico Malizia (Post-reading week)</text:p>
          <text:list>
            <text:list-item>
              <text:p text:style-name="P9">Contact details to be confirmed</text:p>
            </text:list-item>
          </text:list>
        </text:list-item>
      </text:list>
      <text:h text:style-name="P8" text:outline-level="2">Practical Information</text:h>
      <text:p text:style-name="P5">MAKE SURE YOU KEEP UP TO DATE IN KEATS<text:span text:style-name="T7">. Subscribe to 4CCS1ELA.</text:span></text:p>
      <text:p text:style-name="P11">Familiarise yourself with the material before the lectures to get some of the concepts in your head.</text:p>
      <text:list xml:id="list3757100546" text:style-name="L2">
        <text:list-item>
          <text:p text:style-name="P14"><text:span text:style-name="T7">Download the slide handouts and problem sheets </text:span>before the lectures and tutorials.</text:p>
        </text:list-item>
        <text:list-item>
          <text:p text:style-name="P14"><text:span text:style-name="T7">Use </text:span>handouts to make annotations <text:span text:style-name="T7">on the parts you consider important. These become part of your own personal notes</text:span></text:p>
        </text:list-item>
      </text:list>
      <text:p text:style-name="P11"/>
      <text:p text:style-name="P11">The quickest way to get help is via KEATS Q&amp;A and live sessions.</text:p>
      <text:list xml:id="list1293162394" text:style-name="L3">
        <text:list-item>
          <text:p text:style-name="P15"><text:span text:style-name="T7">Use the discussion for a in </text:span>KEATS for general questions<text:span text:style-name="T7"> (answers are monitored). The discussions help to keep the class engaged and promotes cohort integration.</text:span></text:p>
        </text:list-item>
        <text:list-item>
          <text:p text:style-name="P12">Alternatively, use office hours (physically, when possible – or virtually until then).</text:p>
        </text:list-item>
        <text:list-item>
          <text:p text:style-name="P15"><text:span text:style-name="T7">If you email Odinaldo, </text:span>use your KCL address and quote your student ID<text:span text:style-name="T7"> for easy identification [You should already have this in your signature]</text:span></text:p>
        </text:list-item>
        <text:list-item>
          <text:p text:style-name="P15"><text:span text:style-name="T7">Try not to lag behind them material, as</text:span> it gets challenging fairly quickly<text:span text:style-name="T7">! This is because it takes some time for you to process all ramifications of the concepts.</text:span></text:p>
        </text:list-item>
      </text:list>
      <text:p text:style-name="P11">How is the course organised?</text:p>
      <text:list xml:id="list225010174" text:style-name="L4">
        <text:list-item>
          <text:p text:style-name="P16"><text:soft-page-break/>Short videos<text:span text:style-name="T7"> presenting the main content in the slides will be posted weekly, and sometimes extra videos may elaborate on the material further.</text:span></text:p>
        </text:list-item>
        <text:list-item>
          <text:p text:style-name="P16">Tutorial lists<text:span text:style-name="T7"> for the tutorial sessions (sample solutions available [usually the week after])</text:span></text:p>
        </text:list-item>
        <text:list-item>
          <text:p text:style-name="P16">A small quiz at the end<text:span text:style-name="T7"> on KEATS, which you are required to attempt. </text:span><text:span text:style-name="T8">We’ll take the 8 out of the 10 quizzes and average and normalise to finalise your grade.</text:span></text:p>
        </text:list-item>
        <text:list-item>
          <text:p text:style-name="P16"><text:span text:style-name="T7">Copies of the </text:span>slides</text:p>
        </text:list-item>
      </text:list>
      <text:p text:style-name="P13">Lectures in my half of the course will be organised in logical units, sometimes divided into largely self-contained parts (“micro-contents”):</text:p>
      <text:list xml:id="list4258249656" text:style-name="L5">
        <text:list-item>
          <text:p text:style-name="P17"><text:span text:style-name="T7">Every slide set/video presentation will have a unique </text:span><text:span text:style-name="T9">major number</text:span><text:span text:style-name="T11">, sometimes followed by a </text:span><text:span text:style-name="T9">minor number</text:span></text:p>
          <text:list>
            <text:list-item>
              <text:p text:style-name="P19">The major number indicates the lecture, and the minor number indicates the part.</text:p>
              <text:list>
                <text:list-item>
                  <text:p text:style-name="P17"><text:span text:style-name="T11">e.g.: Propositional logic is referred as 1</text:span><text:span text:style-name="T12"> and parts of propositional logic is referred to as 1.1</text:span></text:p>
                </text:list-item>
              </text:list>
            </text:list-item>
          </text:list>
        </text:list-item>
      </text:list>
      <text:p text:style-name="P20">Live sessions</text:p>
      <text:list xml:id="list689625476" text:style-name="L6">
        <text:list-item>
          <text:p text:style-name="P21">Main session (Thursday)</text:p>
          <text:list>
            <text:list-item>
              <text:p text:style-name="P21">Combination of slide projection and visualiser where appropriate</text:p>
            </text:list-item>
            <text:list-item>
              <text:p text:style-name="P21">Slides contain definitions, theorems, some proofs and class exercises</text:p>
            </text:list-item>
            <text:list-item>
              <text:p text:style-name="P21">Visualiser is used for “live” solutions, examples, explanations</text:p>
            </text:list-item>
          </text:list>
        </text:list-item>
        <text:list-item>
          <text:p text:style-name="P21">Tutorials (smaller groups)</text:p>
          <text:list>
            <text:list-item>
              <text:p text:style-name="P21">You should have been assigned to a unique group</text:p>
            </text:list-item>
            <text:list-item>
              <text:p text:style-name="P21">Sessions will eventually be delivered in person</text:p>
            </text:list-item>
            <text:list-item>
              <text:p text:style-name="P21">Go through solutions to tutorial lists of the previous week</text:p>
            </text:list-item>
            <text:list-item>
              <text:p text:style-name="P21">Given by TA, please be patient, respectful, and cooperative</text:p>
            </text:list-item>
          </text:list>
        </text:list-item>
      </text:list>
      <text:p text:style-name="P20">Discipline</text:p>
      <text:list xml:id="list1662023182" text:style-name="L7">
        <text:list-item>
          <text:p text:style-name="P22">During in-person sessions</text:p>
          <text:list>
            <text:list-item>
              <text:p text:style-name="P22">No talking, except during discussions</text:p>
            </text:list-item>
            <text:list-item>
              <text:p text:style-name="P22">No eating, drinking, etc.</text:p>
            </text:list-item>
            <text:list-item>
              <text:p text:style-name="P22">Put your phones on silent</text:p>
            </text:list-item>
            <text:list-item>
              <text:p text:style-name="P22">Ask questions</text:p>
            </text:list-item>
          </text:list>
        </text:list-item>
        <text:list-item>
          <text:p text:style-name="P22">During online sessions</text:p>
          <text:list>
            <text:list-item>
              <text:p text:style-name="P22">Join Teams with your mic muted</text:p>
            </text:list-item>
            <text:list-item>
              <text:p text:style-name="P22"><text:soft-page-break/>If your question is not addressed, please post on KEATS</text:p>
            </text:list-item>
            <text:list-item>
              <text:p text:style-name="P22">Native applications work better</text:p>
            </text:list-item>
          </text:list>
        </text:list-item>
      </text:list>
      <text:p text:style-name="P20">Preparation</text:p>
      <text:list xml:id="list4051023929" text:style-name="L8">
        <text:list-item>
          <text:p text:style-name="P23">Prepare your environment ahead of sessions</text:p>
        </text:list-item>
        <text:list-item>
          <text:p text:style-name="P23">Consider a headset if you cannot isolate yourself for quiet work</text:p>
        </text:list-item>
        <text:list-item>
          <text:p text:style-name="P25">Establish a routine</text:p>
        </text:list-item>
        <text:list-item>
          <text:p text:style-name="P23">You are expected to be busy full time</text:p>
        </text:list-item>
        <text:list-item>
          <text:p text:style-name="P23">Go beyond the minimum required – aim for 70+ in examinations.</text:p>
        </text:list-item>
      </text:list>
      <text:p text:style-name="P20">Learning mathematics is very different from learning many other subjects</text:p>
      <text:list xml:id="list1725981714" text:style-name="L9">
        <text:list-item>
          <text:p text:style-name="P18"><text:span text:style-name="T11">Theory requires </text:span><text:span text:style-name="T10">precise</text:span><text:span text:style-name="T11"> understanding</text:span></text:p>
        </text:list-item>
        <text:list-item>
          <text:p text:style-name="P24">To check your understanding…</text:p>
          <text:list>
            <text:list-item>
              <text:p text:style-name="P24">Follow examples in class/textbook/tutorials</text:p>
            </text:list-item>
            <text:list-item>
              <text:p text:style-name="P24">Do the quizzes on KEATS</text:p>
            </text:list-item>
            <text:list-item>
              <text:p text:style-name="P24">Do as many exercises as you can</text:p>
            </text:list-item>
            <text:list-item>
              <text:p text:style-name="P24">Past exam questions are available and can be taken as advanced exercises</text:p>
              <text:list>
                <text:list-item>
                  <text:p text:style-name="P24">Solutions to these are not available, but you can contact Odinaldo</text:p>
                </text:list-item>
              </text:list>
            </text:list-item>
          </text:list>
        </text:list-item>
      </text:list>
      <text:p text:style-name="P20"/>
      <text:p text:style-name="P4">[Odinaldo then went on to do a lecture on propositional language. The content covered on this lecture is also available on KEATS.]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4b31d"/>
    </style:style>
    <style:style style:name="MP2" style:family="paragraph" style:parent-style-name="Footer">
      <style:text-properties officeooo:paragraph-rsid="0014b31d"/>
    </style:style>
    <style:style style:name="MT1" style:family="text">
      <style:text-properties officeooo:rsid="00171d27"/>
    </style:style>
    <style:style style:name="MT2" style:family="text">
      <style:text-properties officeooo:rsid="0022126f"/>
    </style:style>
    <style:style style:name="MT3" style:family="text">
      <style:text-properties officeooo:rsid="001bf87f"/>
    </style:style>
    <style:style style:name="MT4" style:family="text">
      <style:text-properties officeooo:rsid="00185a41"/>
    </style:style>
    <style:style style:name="MT5" style:family="text">
      <style:text-properties officeooo:rsid="001d3aa2"/>
    </style:style>
    <style:style style:name="MT6" style:family="text">
      <style:text-properties officeooo:rsid="001c91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</text:span><text:span text:style-name="MT2">ELA</text:span><text:span text:style-name="MT1"><text:tab/></text:span><text:span text:style-name="MT2">Elementary Logic with Application</text:span><text:span text:style-name="MT1"><text:tab/></text:span><text:span text:style-name="MT3">01</text:span><text:span text:style-name="MT1">/</text:span><text:span text:style-name="MT3">10</text:span><text:span text:style-name="MT1">/2020</text:span></text:p>
      </style:header>
      <style:footer>
        <text:p text:style-name="MP2"><text:span text:style-name="MT4">Aaron Patrick Monte<text:tab/></text:span><text:span text:style-name="MT2">ELA</text:span><text:span text:style-name="MT5"> </text:span><text:span text:style-name="MT6">Live Lecture Q&amp;A</text:span><text:span text:style-name="MT4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9:12:26.690436970</meta:creation-date>
    <dc:date>2020-10-01T10:33:38.304528680</dc:date>
    <meta:editing-duration>PT54M49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3" meta:paragraph-count="67" meta:word-count="668" meta:character-count="3944" meta:non-whitespace-character-count="3389"/>
  </office:meta>
</office:document-meta>
</file>